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8e-07</text:p>
          </table:table-cell>
          <table:table-cell office:value-type="string" calcext:value-type="string">
            <text:p>7.7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1.34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4e-08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3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.2e-08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1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.2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8.2e-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.4e-08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8.1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68e-07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1.91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54e-07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6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9.1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2e-08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7e-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7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9.4e-08</text:p>
          </table:table-cell>
          <table:table-cell office:value-type="string" calcext:value-type="string">
            <text:p>7.4e-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6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8.6e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8.6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22:23:31.437297315</dc:date>
    <meta:document-statistic meta:table-count="1" meta:cell-count="104" meta:object-count="0"/>
    <meta:generator>LibreOffice/4.2.8.2$Linux_X86_64 LibreOffice_project/420m0$Build-2</meta:generator>
  </office:meta>
</office:document-meta>
</file>